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16pt" fo:font-weight="bold" officeooo:rsid="0040ecd1" officeooo:paragraph-rsid="0040ecd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fo:font-size="16pt" fo:font-weight="bold" officeooo:rsid="004e503f" officeooo:paragraph-rsid="004e503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fo:font-size="16pt" fo:font-weight="normal" officeooo:rsid="004dd206" officeooo:paragraph-rsid="004dd206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ize="16pt" fo:font-weight="normal" officeooo:rsid="004dd206" officeooo:paragraph-rsid="004dd206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fo:font-size="16pt" fo:font-weight="normal" officeooo:rsid="004e503f" officeooo:paragraph-rsid="0050ac5a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fo:font-size="16pt" fo:font-weight="normal" officeooo:rsid="004e503f" officeooo:paragraph-rsid="00522ebd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fo:font-size="16pt" fo:font-weight="normal" officeooo:rsid="004e503f" officeooo:paragraph-rsid="004e503f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fo:font-size="16pt" fo:font-weight="normal" officeooo:rsid="004e503f" officeooo:paragraph-rsid="00597480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size="16pt" fo:font-weight="normal" officeooo:rsid="004e503f" officeooo:paragraph-rsid="004e503f" style:font-size-asian="16pt" style:font-weight-asian="normal" style:font-size-complex="16pt" style:font-weight-complex="normal"/>
    </style:style>
    <style:style style:name="T1" style:family="text">
      <style:text-properties fo:color="#ce181e" fo:font-weight="bold" officeooo:rsid="0057eca8" style:font-weight-asian="bold" style:font-weight-complex="bold"/>
    </style:style>
    <style:style style:name="T2" style:family="text">
      <style:text-properties fo:color="#ce181e" fo:font-weight="bold" officeooo:rsid="00597480" style:font-weight-asian="bold" style:font-weight-complex="bold"/>
    </style:style>
    <style:style style:name="T3" style:family="text">
      <style:text-properties fo:color="#ce181e" fo:font-weight="bold" officeooo:rsid="005bad4b" style:font-weight-asian="bold" style:font-weight-complex="bold"/>
    </style:style>
    <style:style style:name="T4" style:family="text">
      <style:text-properties fo:color="#ce181e" fo:font-weight="bold" officeooo:rsid="005cfbab" style:font-weight-asian="bold" style:font-weight-complex="bold"/>
    </style:style>
    <style:style style:name="T5" style:family="text">
      <style:text-properties officeooo:rsid="0057eca8"/>
    </style:style>
    <style:style style:name="T6" style:family="text">
      <style:text-properties officeooo:rsid="00597480"/>
    </style:style>
    <style:style style:name="T7" style:family="text">
      <style:text-properties officeooo:rsid="0059bbd9"/>
    </style:style>
    <style:style style:name="T8" style:family="text">
      <style:text-properties officeooo:rsid="005bad4b"/>
    </style:style>
    <style:style style:name="T9" style:family="text">
      <style:text-properties officeooo:rsid="005cfbab"/>
    </style:style>
    <style:style style:name="T10" style:family="text">
      <style:text-properties officeooo:rsid="005e21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POS DE <text:span text:style-name="T5">BATERIA</text:span></text:p>
      <text:p text:style-name="P1"/>
      <text:p text:style-name="P3">A bateria é um conjunto de tambores (de diversos tamanhos e timbres) e de pratos colocados de forma conveniente com a intenção de serem percutidos por um único músico, denominado baterista, geralmente, com o auxílio de um par de baquetas, vassourinhas ou bilros, embora, em alguns casos, certos executantes possam também usar as próprias mãos nuas para percutir o instrumento em questão. Não existe um padrão exato sobre como deve ser montado o conjunto dos elementos de uma bateria, sendo que, o estilo musical é por muitos indicado como uma das maiores influências perante o baterista no que respeita à disposição dos elementos, sendo que, a preferência pessoal do músico ou as suas condições financeiras ou logísticas. Seu peso pode variar bastante, tendo em vista o número de peças que constituem o conjunto, e a natureza variada dos materiais de cada peça.</text:p>
      <text:p text:style-name="P4"/>
      <text:p text:style-name="P8"><text:span text:style-name="T1">Bateria acústica</text:span> – A bateri<text:span text:style-name="T6">a</text:span> acústica <text:span text:style-name="T6">é o modelo padrão e mais popular, podemos dizer que é o instrumento em sua forma natural. E</text:span>la produz som a partir da vibração dos corpos elásticos no ar através da batida nos tambores e pratos, <text:span text:style-name="T5">portanto não precisa de amplificador para apresentar uma alta intensidade de som, apesar de necessitar ser microfonada em alguns casos</text:span>. O controle de volume de uma bateria acústica fica a critério da técnica do baterista, ou seja, quanto mais técnica este tiver, mais controle de alto ou baixo ele conseguirá emitir. A bateri<text:span text:style-name="T6">a</text:span> acústica <text:span text:style-name="T6">é</text:span> geralmente utilizada em <text:span text:style-name="T5">igrejas,</text:span> shows, estúdios, bares, etc.</text:p>
      <text:p text:style-name="P2"/>
      <text:p text:style-name="P5"><text:span text:style-name="T2">Bateria eletrônica</text:span> – As baterias eletrônicas são baterias com pads de borracha ou com pads mais realísticos que reproduzem o som das peças de uma bateria acústica através de um módulo. Os pads simulam os tambores e pratos, isso através de um componente eletrônico, que emite um sinal elétrico quando detecta uma vibração. Esse sinal elétrico vai para um módulo, que vai identificar qual pad foi tocado e vai emitir o som correspondente. <text:span text:style-name="T7">As vantagens da bateria eletrônica em relação à acústica são: ela ocupa menos espaço, é mais silenciosa quando necessário e não precisa ser afinada. As desvantagens são: além da experiência de tocar em uma bateria eletrônica não ser a mesma de tocar em uma bateria acústica, elas necessitam de energia para ser ligadas e em alguns casos só funcionam com amplificador para emitir som.</text:span></text:p>
      <text:p text:style-name="P5"><text:soft-page-break/></text:p>
      <text:p text:style-name="P9"/>
      <text:p text:style-name="P6"><text:span text:style-name="T3">Bateria de estudos</text:span> – Esse tipo de bateria geralmente utiliza pads de borrachas em uma estrutura que pode ser de: madeira, ferro, alumínio, etc. Alguns bateristas fazem esse tipo de bateria de forma caseira com canos de PVC. As baterias de estudo são utilizadas apenas para o desenvolvimento muscular e técnico do baterista. Elas não emitem som, ou seja, servem apenas para treinar <text:span text:style-name="T8">ornamentos que serão utilizados pelo músico posteriormente</text:span>.</text:p>
      <text:p text:style-name="P6"/>
      <text:p text:style-name="P9"/>
      <text:p text:style-name="P7"><text:span text:style-name="T3">Bateria acústica </text:span><text:span text:style-name="T4">com peles mudas</text:span> –<text:span text:style-name="T8"> A</text:span> bateria acústica com <text:span text:style-name="T10">peles mudas apesar de bem silenciosa</text:span> <text:span text:style-name="T9">é muito mais realista que uma bateria de estudos, o que a torna uma ótima alternativa à bateria de estudos. Além disso, em alguns casos,</text:span> faz menos barulho <text:span text:style-name="T10">do que os pads da bateria eletrônica, o que a torna</text:span> <text:span text:style-name="T10">superior no quesito de ser</text:span> realista <text:span text:style-name="T10">(similar ao som natural da bateria)</text:span> <text:span text:style-name="T10">mesmo quando microfonada</text:span>. <text:span text:style-name="T9">Além das baterias que já são vendidas com as peles mudam embutidas, existem ainda as peles que são vendidas separadamente. Portanto, é possível transformar qualquer bateria acústica em uma bateria com peles mud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0:57:58.860260787</meta:creation-date>
    <meta:editing-duration>PT2H10M57S</meta:editing-duration>
    <meta:editing-cycles>12</meta:editing-cycles>
    <meta:generator>LibreOffice/6.0.7.3$Linux_X86_64 LibreOffice_project/00m0$Build-3</meta:generator>
    <dc:date>2020-06-14T01:30:56.526308380</dc:date>
    <meta:document-statistic meta:table-count="0" meta:image-count="0" meta:object-count="0" meta:page-count="2" meta:paragraph-count="6" meta:word-count="556" meta:character-count="3381" meta:non-whitespace-character-count="2827"/>
  </office:meta>
</office:document-meta>
</file>